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treamFormatter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reamFormatter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reamFormat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treamFormatter.setOutput( Out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treamFormatt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StreamFormatter.init(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